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Header">
      <style:paragraph-properties fo:text-align="center" style:justify-single-word="fals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(symbol? DLOS)</text:p>
      <text:p text:style-name="Standard"/>
      <text:p text:style-name="Standard"><text:tab/>A DLOS is EITHER</text:p>
      <text:list xml:id="list1898763732" text:style-name="L1">
        <text:list-item>
          <text:list>
            <text:list-item>
              <text:list>
                <text:list-item>
                  <text:p text:style-name="P1">empty <text:s/>first <text:s text:c="2"/>rest</text:p>
                  <text:list>
                    <text:list-item>
                      <text:list>
                        <text:list-header>
                          <text:p text:style-name="P1"><text:s/>|<text:tab/>|</text:p>
                        </text:list-header>
                      </text:list>
                    </text:list-item>
                  </text:list>
                </text:list-item>
                <text:list-item>
                  <text:p text:style-name="P1">(cons sym DLOS)</text:p>
                </text:list-item>
                <text:list-item>
                  <text:p text:style-name="P1">(cons DLOS DLOS)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NOTES<text:tab/>2011.09.2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aden Licastro</meta:initial-creator>
    <meta:creation-date>2011-09-29T13:45:06</meta:creation-date>
    <dc:date>2011-09-29T14:52:14</dc:date>
    <dc:creator>Braden Licastro</dc:creator>
    <meta:editing-duration>PT01H07M10S</meta:editing-duration>
    <meta:editing-cycles>3</meta:editing-cycles>
    <meta:generator>OpenOffice.org/3.2$Linux OpenOffice.org_project/320m12$Build-9483</meta:generator>
    <meta:document-statistic meta:table-count="0" meta:image-count="0" meta:object-count="0" meta:page-count="1" meta:paragraph-count="7" meta:word-count="23" meta:character-count="105"/>
  </office:meta>
</office:document-meta>
</file>